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401cm" fo:min-width="1.02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99cm" fo:min-width="0.75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85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0.705cm" fo:min-width="2.29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2.718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24cm" svg:height="1.651cm" svg:x="4.567cm" svg:y="4.87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8" draw:id="id38" draw:layer="layout" svg:width="1.524cm" svg:height="1.651cm" svg:x="4.517cm" svg:y="10.775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9" draw:id="id39" draw:layer="layout" svg:width="1.524cm" svg:height="1.651cm" svg:x="4.567cm" svg:y="16.67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0" draw:id="id40" draw:layer="layout" svg:width="1.524cm" svg:height="1.651cm" svg:x="4.575cm" svg:y="22.158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1.256cm" svg:height="0.949cm" svg:x="7.467cm" svg:y="4.075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1.256cm" svg:height="0.949cm" svg:x="7.467cm" svg:y="5.17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1.256cm" svg:height="0.949cm" svg:x="7.467cm" svg:y="6.375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1" draw:id="id11" draw:layer="layout" svg:width="1.256cm" svg:height="0.949cm" svg:x="7.467cm" svg:y="9.97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4" draw:id="id14" draw:layer="layout" svg:width="1.256cm" svg:height="0.949cm" svg:x="7.467cm" svg:y="11.07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7" draw:id="id17" draw:layer="layout" svg:width="1.256cm" svg:height="0.949cm" svg:x="7.467cm" svg:y="12.275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0" draw:id="id20" draw:layer="layout" svg:width="1.256cm" svg:height="0.949cm" svg:x="7.467cm" svg:y="15.77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3" draw:id="id23" draw:layer="layout" svg:width="1.256cm" svg:height="0.949cm" svg:x="7.467cm" svg:y="16.875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6" draw:id="id26" draw:layer="layout" svg:width="1.256cm" svg:height="0.949cm" svg:x="7.467cm" svg:y="18.075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9" draw:id="id29" draw:layer="layout" svg:width="1.256cm" svg:height="0.949cm" svg:x="7.375cm" svg:y="21.358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1.256cm" svg:height="0.949cm" svg:x="7.375cm" svg:y="22.458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5" draw:id="id35" draw:layer="layout" svg:width="1.256cm" svg:height="0.949cm" svg:x="7.375cm" svg:y="23.658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5" draw:id="id5" draw:layer="layout" svg:width="0.762cm" svg:height="0.635cm" svg:x="11.628cm" svg:y="3.34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6" draw:id="id6" draw:layer="layout" svg:width="0.762cm" svg:height="0.635cm" svg:x="11.628cm" svg:y="4.1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7" draw:id="id7" draw:layer="layout" svg:width="0.762cm" svg:height="0.635cm" svg:x="11.628cm" svg:y="5.24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8" draw:id="id8" draw:layer="layout" svg:width="0.762cm" svg:height="0.635cm" svg:x="11.628cm" svg:y="6.0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" draw:id="id9" draw:layer="layout" svg:width="0.762cm" svg:height="0.635cm" svg:x="11.628cm" svg:y="7.04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0" draw:id="id10" draw:layer="layout" svg:width="0.762cm" svg:height="0.635cm" svg:x="11.628cm" svg:y="7.84cm">
            <text:p text:style-name="P1">C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2" draw:layer="layout" svg:x1="6.091cm" svg:y1="5.7cm" svg:x2="7.467cm" svg:y2="4.549cm" draw:start-shape="id1" draw:start-glue-point="1" draw:end-shape="id2" svg:d="M6091 5700h688v-1151h688" svg:viewBox="0 0 1377 1152">
            <text:p/>
          </draw:connector>
          <draw:connector draw:style-name="gr4" draw:text-style-name="P2" draw:layer="layout" svg:x1="6.091cm" svg:y1="5.7cm" svg:x2="7.467cm" svg:y2="5.649cm" draw:start-shape="id1" draw:start-glue-point="1" draw:end-shape="id3" draw:end-glue-point="3" svg:d="M6091 5700h688v-51h688" svg:viewBox="0 0 1377 52">
            <text:p/>
          </draw:connector>
          <draw:connector draw:style-name="gr4" draw:text-style-name="P2" draw:layer="layout" svg:x1="6.091cm" svg:y1="5.7cm" svg:x2="7.467cm" svg:y2="6.849cm" draw:start-shape="id1" draw:start-glue-point="1" draw:end-shape="id4" draw:end-glue-point="3" svg:d="M6091 5700h688v1149h688" svg:viewBox="0 0 1377 1150">
            <text:p/>
          </draw:connector>
          <draw:connector draw:style-name="gr4" draw:text-style-name="P2" draw:layer="layout" svg:x1="8.723cm" svg:y1="4.649cm" svg:x2="11.628cm" svg:y2="3.657cm" draw:end-shape="id5" draw:end-glue-point="3" svg:d="M8723 4649h1202v-992h1703" svg:viewBox="0 0 2906 993">
            <text:p/>
          </draw:connector>
          <draw:connector draw:style-name="gr4" draw:text-style-name="P2" draw:layer="layout" svg:x1="8.723cm" svg:y1="4.649cm" svg:x2="11.628cm" svg:y2="4.457cm" draw:end-shape="id6" draw:end-glue-point="3" svg:d="M8723 4649h1202v-192h1703" svg:viewBox="0 0 2906 193">
            <text:p/>
          </draw:connector>
          <draw:connector draw:style-name="gr4" draw:text-style-name="P2" draw:layer="layout" svg:x1="8.723cm" svg:y1="5.749cm" svg:x2="11.628cm" svg:y2="5.557cm" draw:end-shape="id7" draw:end-glue-point="3" svg:d="M8723 5749h1202v-192h1703" svg:viewBox="0 0 2906 193">
            <text:p/>
          </draw:connector>
          <draw:connector draw:style-name="gr4" draw:text-style-name="P2" draw:layer="layout" svg:x1="8.723cm" svg:y1="5.749cm" svg:x2="11.628cm" svg:y2="6.357cm" draw:end-shape="id8" draw:end-glue-point="3" svg:d="M8723 5749h1202v608h1703" svg:viewBox="0 0 2906 609">
            <text:p/>
          </draw:connector>
          <draw:connector draw:style-name="gr4" draw:text-style-name="P2" draw:layer="layout" svg:x1="8.723cm" svg:y1="6.949cm" svg:x2="11.628cm" svg:y2="7.357cm" draw:end-shape="id9" draw:end-glue-point="3" svg:d="M8723 6949h1202v408h1703" svg:viewBox="0 0 2906 409">
            <text:p/>
          </draw:connector>
          <draw:connector draw:style-name="gr4" draw:text-style-name="P2" draw:layer="layout" svg:x1="8.723cm" svg:y1="6.949cm" svg:x2="11.628cm" svg:y2="8.157cm" draw:end-shape="id10" draw:end-glue-point="3" svg:d="M8723 6949h1202v1208h1703" svg:viewBox="0 0 2906 1209">
            <text:p/>
          </draw:connector>
          <draw:custom-shape draw:style-name="gr3" draw:text-style-name="P2" xml:id="id12" draw:id="id12" draw:layer="layout" svg:width="0.762cm" svg:height="0.635cm" svg:x="11.729cm" svg:y="9.14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3" draw:id="id13" draw:layer="layout" svg:width="0.762cm" svg:height="0.635cm" svg:x="11.729cm" svg:y="9.9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5" draw:id="id15" draw:layer="layout" svg:width="0.762cm" svg:height="0.635cm" svg:x="11.729cm" svg:y="11.0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6" draw:id="id16" draw:layer="layout" svg:width="0.762cm" svg:height="0.635cm" svg:x="11.729cm" svg:y="11.8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8" draw:id="id18" draw:layer="layout" svg:width="0.762cm" svg:height="0.635cm" svg:x="11.729cm" svg:y="12.8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9" draw:id="id19" draw:layer="layout" svg:width="0.762cm" svg:height="0.635cm" svg:x="11.729cm" svg:y="13.64cm">
            <text:p text:style-name="P1">C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2" draw:layer="layout" svg:x1="8.723cm" svg:y1="10.449cm" svg:x2="11.729cm" svg:y2="9.457cm" draw:start-shape="id11" draw:start-glue-point="1" draw:end-shape="id12" draw:end-glue-point="3" svg:d="M8723 10449h1503v-992h1503" svg:viewBox="0 0 3007 993">
            <text:p/>
          </draw:connector>
          <draw:connector draw:style-name="gr4" draw:text-style-name="P2" draw:layer="layout" svg:x1="8.723cm" svg:y1="10.449cm" svg:x2="11.729cm" svg:y2="10.257cm" draw:start-shape="id11" draw:start-glue-point="1" draw:end-shape="id13" draw:end-glue-point="3" svg:d="M8723 10449h1503v-192h1503" svg:viewBox="0 0 3007 193">
            <text:p/>
          </draw:connector>
          <draw:connector draw:style-name="gr4" draw:text-style-name="P2" draw:layer="layout" svg:x1="8.723cm" svg:y1="11.549cm" svg:x2="11.729cm" svg:y2="11.357cm" draw:start-shape="id14" draw:start-glue-point="1" draw:end-shape="id15" draw:end-glue-point="3" svg:d="M8723 11549h1503v-192h1503" svg:viewBox="0 0 3007 193">
            <text:p/>
          </draw:connector>
          <draw:connector draw:style-name="gr4" draw:text-style-name="P2" draw:layer="layout" svg:x1="8.723cm" svg:y1="11.549cm" svg:x2="11.729cm" svg:y2="12.157cm" draw:start-shape="id14" draw:start-glue-point="1" draw:end-shape="id16" draw:end-glue-point="3" svg:d="M8723 11549h1503v608h1503" svg:viewBox="0 0 3007 609">
            <text:p/>
          </draw:connector>
          <draw:connector draw:style-name="gr4" draw:text-style-name="P2" draw:layer="layout" svg:x1="8.723cm" svg:y1="12.749cm" svg:x2="11.729cm" svg:y2="13.157cm" draw:start-shape="id17" draw:start-glue-point="1" draw:end-shape="id18" draw:end-glue-point="3" svg:d="M8723 12749h1503v408h1503" svg:viewBox="0 0 3007 409">
            <text:p/>
          </draw:connector>
          <draw:connector draw:style-name="gr4" draw:text-style-name="P2" draw:layer="layout" svg:x1="8.723cm" svg:y1="12.749cm" svg:x2="11.729cm" svg:y2="13.957cm" draw:start-shape="id17" draw:start-glue-point="1" draw:end-shape="id19" draw:end-glue-point="3" svg:d="M8723 12749h1503v1208h1503" svg:viewBox="0 0 3007 1209">
            <text:p/>
          </draw:connector>
          <draw:custom-shape draw:style-name="gr3" draw:text-style-name="P2" xml:id="id21" draw:id="id21" draw:layer="layout" svg:width="0.762cm" svg:height="0.635cm" svg:x="11.682cm" svg:y="14.927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2" draw:id="id22" draw:layer="layout" svg:width="0.762cm" svg:height="0.635cm" svg:x="11.682cm" svg:y="15.727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4" draw:id="id24" draw:layer="layout" svg:width="0.762cm" svg:height="0.635cm" svg:x="11.682cm" svg:y="16.82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5" draw:id="id25" draw:layer="layout" svg:width="0.762cm" svg:height="0.635cm" svg:x="11.682cm" svg:y="17.627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7" draw:id="id27" draw:layer="layout" svg:width="0.762cm" svg:height="0.635cm" svg:x="11.682cm" svg:y="18.62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8" draw:id="id28" draw:layer="layout" svg:width="0.762cm" svg:height="0.635cm" svg:x="11.682cm" svg:y="19.427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2" draw:layer="layout" svg:x1="8.723cm" svg:y1="16.249cm" svg:x2="11.682cm" svg:y2="15.244cm" draw:start-shape="id20" draw:start-glue-point="1" draw:end-shape="id21" draw:end-glue-point="3" svg:d="M8723 16249h1480v-1005h1479" svg:viewBox="0 0 2960 1006">
            <text:p/>
          </draw:connector>
          <draw:connector draw:style-name="gr4" draw:text-style-name="P2" draw:layer="layout" svg:x1="8.723cm" svg:y1="16.249cm" svg:x2="11.682cm" svg:y2="16.044cm" draw:start-shape="id20" draw:start-glue-point="1" draw:end-shape="id22" draw:end-glue-point="3" svg:d="M8723 16249h1480v-205h1479" svg:viewBox="0 0 2960 206">
            <text:p/>
          </draw:connector>
          <draw:connector draw:style-name="gr4" draw:text-style-name="P2" draw:layer="layout" svg:x1="8.723cm" svg:y1="17.349cm" svg:x2="11.682cm" svg:y2="17.144cm" draw:start-shape="id23" draw:start-glue-point="1" draw:end-shape="id24" draw:end-glue-point="3" svg:d="M8723 17349h1480v-205h1479" svg:viewBox="0 0 2960 206">
            <text:p/>
          </draw:connector>
          <draw:connector draw:style-name="gr4" draw:text-style-name="P2" draw:layer="layout" svg:x1="8.723cm" svg:y1="17.349cm" svg:x2="11.682cm" svg:y2="17.944cm" draw:start-shape="id23" draw:start-glue-point="1" draw:end-shape="id25" draw:end-glue-point="3" svg:d="M8723 17349h1480v595h1479" svg:viewBox="0 0 2960 596">
            <text:p/>
          </draw:connector>
          <draw:connector draw:style-name="gr4" draw:text-style-name="P2" draw:layer="layout" svg:x1="8.723cm" svg:y1="18.549cm" svg:x2="11.682cm" svg:y2="18.944cm" draw:start-shape="id26" draw:start-glue-point="1" draw:end-shape="id27" draw:end-glue-point="3" svg:d="M8723 18549h1480v395h1479" svg:viewBox="0 0 2960 396">
            <text:p/>
          </draw:connector>
          <draw:connector draw:style-name="gr4" draw:text-style-name="P2" draw:layer="layout" svg:x1="8.723cm" svg:y1="18.549cm" svg:x2="11.682cm" svg:y2="19.744cm" draw:start-shape="id26" draw:start-glue-point="1" draw:end-shape="id28" draw:end-glue-point="3" svg:d="M8723 18549h1480v1195h1479" svg:viewBox="0 0 2960 1196">
            <text:p/>
          </draw:connector>
          <draw:custom-shape draw:style-name="gr3" draw:text-style-name="P2" xml:id="id30" draw:id="id30" draw:layer="layout" svg:width="0.762cm" svg:height="0.635cm" svg:x="11.663cm" svg:y="20.515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1" draw:id="id31" draw:layer="layout" svg:width="0.762cm" svg:height="0.635cm" svg:x="11.663cm" svg:y="21.31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3" draw:id="id33" draw:layer="layout" svg:width="0.762cm" svg:height="0.635cm" svg:x="11.663cm" svg:y="22.41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4" draw:id="id34" draw:layer="layout" svg:width="0.762cm" svg:height="0.635cm" svg:x="11.663cm" svg:y="23.21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0.762cm" svg:height="0.635cm" svg:x="11.663cm" svg:y="24.21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7" draw:id="id37" draw:layer="layout" svg:width="0.762cm" svg:height="0.635cm" svg:x="11.663cm" svg:y="25.015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2" draw:layer="layout" svg:x1="8.631cm" svg:y1="21.832cm" svg:x2="11.663cm" svg:y2="20.832cm" draw:start-shape="id29" draw:start-glue-point="1" draw:end-shape="id30" draw:end-glue-point="3" svg:d="M8631 21832h1516v-1000h1516" svg:viewBox="0 0 3033 1001">
            <text:p/>
          </draw:connector>
          <draw:connector draw:style-name="gr4" draw:text-style-name="P2" draw:layer="layout" svg:x1="8.631cm" svg:y1="21.832cm" svg:x2="11.663cm" svg:y2="21.632cm" draw:start-shape="id29" draw:start-glue-point="1" draw:end-shape="id31" draw:end-glue-point="3" svg:d="M8631 21832h1516v-200h1516" svg:viewBox="0 0 3033 201">
            <text:p/>
          </draw:connector>
          <draw:connector draw:style-name="gr4" draw:text-style-name="P2" draw:layer="layout" svg:x1="8.631cm" svg:y1="22.932cm" svg:x2="11.663cm" svg:y2="22.732cm" draw:start-shape="id32" draw:start-glue-point="1" draw:end-shape="id33" draw:end-glue-point="3" svg:d="M8631 22932h1516v-200h1516" svg:viewBox="0 0 3033 201">
            <text:p/>
          </draw:connector>
          <draw:connector draw:style-name="gr4" draw:text-style-name="P2" draw:layer="layout" svg:x1="8.631cm" svg:y1="22.932cm" svg:x2="11.663cm" svg:y2="23.532cm" draw:start-shape="id32" draw:start-glue-point="1" draw:end-shape="id34" draw:end-glue-point="3" svg:d="M8631 22932h1516v600h1516" svg:viewBox="0 0 3033 601">
            <text:p/>
          </draw:connector>
          <draw:connector draw:style-name="gr4" draw:text-style-name="P2" draw:layer="layout" svg:x1="8.631cm" svg:y1="24.132cm" svg:x2="11.663cm" svg:y2="24.532cm" draw:start-shape="id35" draw:start-glue-point="1" draw:end-shape="id36" draw:end-glue-point="3" svg:d="M8631 24132h1516v400h1516" svg:viewBox="0 0 3033 401">
            <text:p/>
          </draw:connector>
          <draw:connector draw:style-name="gr4" draw:text-style-name="P2" draw:layer="layout" svg:x1="8.631cm" svg:y1="24.132cm" svg:x2="11.663cm" svg:y2="25.332cm" draw:start-shape="id35" draw:start-glue-point="1" draw:end-shape="id37" draw:end-glue-point="3" svg:d="M8631 24132h1516v1200h1516" svg:viewBox="0 0 3033 1201">
            <text:p/>
          </draw:connector>
          <draw:connector draw:style-name="gr4" draw:text-style-name="P2" draw:layer="layout" svg:x1="6.041cm" svg:y1="11.6cm" svg:x2="7.467cm" svg:y2="10.449cm" draw:start-shape="id38" draw:start-glue-point="1" draw:end-shape="id11" draw:end-glue-point="3" svg:d="M6041 11600h713v-1151h713" svg:viewBox="0 0 1427 1152">
            <text:p/>
          </draw:connector>
          <draw:connector draw:style-name="gr4" draw:text-style-name="P2" draw:layer="layout" svg:x1="6.041cm" svg:y1="11.6cm" svg:x2="7.467cm" svg:y2="11.549cm" draw:start-shape="id38" draw:start-glue-point="1" draw:end-shape="id14" draw:end-glue-point="3" svg:d="M6041 11600h713v-51h713" svg:viewBox="0 0 1427 52">
            <text:p/>
          </draw:connector>
          <draw:connector draw:style-name="gr4" draw:text-style-name="P2" draw:layer="layout" svg:x1="6.041cm" svg:y1="11.6cm" svg:x2="7.467cm" svg:y2="12.749cm" draw:start-shape="id38" draw:start-glue-point="1" draw:end-shape="id17" draw:end-glue-point="3" svg:d="M6041 11600h713v1149h713" svg:viewBox="0 0 1427 1150">
            <text:p/>
          </draw:connector>
          <draw:connector draw:style-name="gr4" draw:text-style-name="P2" draw:layer="layout" svg:x1="6.091cm" svg:y1="17.5cm" svg:x2="7.467cm" svg:y2="16.249cm" draw:start-shape="id39" draw:start-glue-point="1" draw:end-shape="id20" draw:end-glue-point="3" svg:d="M6091 17500h688v-1251h688" svg:viewBox="0 0 1377 1252">
            <text:p/>
          </draw:connector>
          <draw:connector draw:style-name="gr4" draw:text-style-name="P2" draw:layer="layout" svg:x1="6.091cm" svg:y1="17.5cm" svg:x2="7.467cm" svg:y2="17.349cm" draw:start-shape="id39" draw:start-glue-point="1" draw:end-shape="id23" draw:end-glue-point="3" svg:d="M6091 17500h688v-151h688" svg:viewBox="0 0 1377 152">
            <text:p/>
          </draw:connector>
          <draw:connector draw:style-name="gr4" draw:text-style-name="P2" draw:layer="layout" svg:x1="6.091cm" svg:y1="17.5cm" svg:x2="7.467cm" svg:y2="18.549cm" draw:start-shape="id39" draw:start-glue-point="1" draw:end-shape="id26" draw:end-glue-point="3" svg:d="M6091 17500h688v1049h688" svg:viewBox="0 0 1377 1050">
            <text:p/>
          </draw:connector>
          <draw:connector draw:style-name="gr4" draw:text-style-name="P2" draw:layer="layout" svg:x1="6.099cm" svg:y1="22.983cm" svg:x2="7.375cm" svg:y2="21.832cm" draw:start-shape="id40" draw:start-glue-point="1" draw:end-shape="id29" draw:end-glue-point="3" svg:d="M6099 22983h638v-1151h638" svg:viewBox="0 0 1277 1152">
            <text:p/>
          </draw:connector>
          <draw:connector draw:style-name="gr4" draw:text-style-name="P2" draw:layer="layout" svg:x1="6.099cm" svg:y1="22.983cm" svg:x2="7.375cm" svg:y2="22.932cm" draw:start-shape="id40" draw:start-glue-point="1" draw:end-shape="id32" svg:d="M6099 22983h638v-51h638" svg:viewBox="0 0 1277 52">
            <text:p/>
          </draw:connector>
          <draw:connector draw:style-name="gr4" draw:text-style-name="P2" draw:layer="layout" svg:x1="6.099cm" svg:y1="22.983cm" svg:x2="7.375cm" svg:y2="24.132cm" draw:start-shape="id40" draw:start-glue-point="1" draw:end-shape="id35" draw:end-glue-point="3" svg:d="M6099 22983h638v1149h638" svg:viewBox="0 0 1277 1150">
            <text:p/>
          </draw:connector>
          <draw:frame draw:style-name="gr5" draw:text-style-name="P3" draw:layer="layout" svg:width="1.806cm" svg:height="0.962cm" svg:x="12.906cm" svg:y="3.197cm">
            <draw:text-box>
              <text:p>ABC</text:p>
            </draw:text-box>
          </draw:frame>
          <draw:frame draw:style-name="gr5" draw:text-style-name="P3" draw:layer="layout" svg:width="1.806cm" svg:height="0.962cm" svg:x="12.906cm" svg:y="3.859cm">
            <draw:text-box>
              <text:p>ABD</text:p>
            </draw:text-box>
          </draw:frame>
          <draw:frame draw:style-name="gr5" draw:text-style-name="P3" draw:layer="layout" svg:width="1.806cm" svg:height="0.962cm" svg:x="12.86cm" svg:y="5.029cm">
            <draw:text-box>
              <text:p>ACB</text:p>
            </draw:text-box>
          </draw:frame>
          <draw:frame draw:style-name="gr5" draw:text-style-name="P3" draw:layer="layout" svg:width="1.84cm" svg:height="0.962cm" svg:x="12.863cm" svg:y="5.783cm">
            <draw:text-box>
              <text:p>ACD</text:p>
            </draw:text-box>
          </draw:frame>
          <draw:frame draw:style-name="gr5" draw:text-style-name="P3" draw:layer="layout" svg:width="1.806cm" svg:height="0.962cm" svg:x="12.841cm" svg:y="9.012cm">
            <draw:text-box>
              <text:p>BAC</text:p>
            </draw:text-box>
          </draw:frame>
          <draw:frame draw:style-name="gr5" draw:text-style-name="P3" draw:layer="layout" svg:width="1.806cm" svg:height="0.962cm" svg:x="12.843cm" svg:y="9.698cm">
            <draw:text-box>
              <text:p>BAD</text:p>
            </draw:text-box>
          </draw:frame>
          <draw:frame draw:style-name="gr5" draw:text-style-name="P5" draw:layer="layout" svg:width="8.118cm" svg:height="0.962cm" svg:x="7.762cm" svg:y="1.196cm">
            <draw:text-box>
              <text:p text:style-name="P4">ABCD permutasi 3 kolom</text:p>
            </draw:text-box>
          </draw:frame>
          <draw:line draw:style-name="gr6" draw:text-style-name="P2" xml:id="id41" draw:id="id41" draw:layer="layout" svg:x1="2.631cm" svg:y1="5.202cm" svg:x2="2.631cm" svg:y2="23.236cm">
            <text:p/>
          </draw:line>
          <draw:connector draw:style-name="gr4" draw:text-style-name="P2" draw:layer="layout" svg:x1="2.631cm" svg:y1="5.202cm" svg:x2="4.567cm" svg:y2="5.7cm" draw:start-shape="id41" draw:start-glue-point="0" draw:end-shape="id1" draw:end-glue-point="3" svg:d="M2631 5202h968v498h968" svg:viewBox="0 0 1937 499">
            <text:p/>
          </draw:connector>
          <draw:connector draw:style-name="gr4" draw:text-style-name="P2" draw:layer="layout" svg:x1="2.631cm" svg:y1="14.219cm" svg:x2="4.517cm" svg:y2="11.6cm" draw:start-shape="id41" draw:start-glue-point="1" draw:end-shape="id38" svg:d="M2631 14219h943v-2619h943" svg:viewBox="0 0 1887 2620">
            <text:p/>
          </draw:connector>
          <draw:connector draw:style-name="gr4" draw:text-style-name="P2" draw:layer="layout" svg:x1="2.631cm" svg:y1="14.219cm" svg:x2="4.567cm" svg:y2="17.5cm" draw:start-shape="id41" draw:start-glue-point="1" draw:end-shape="id39" draw:end-glue-point="3" svg:d="M2631 14219h968v3281h968" svg:viewBox="0 0 1937 3282">
            <text:p/>
          </draw:connector>
          <draw:connector draw:style-name="gr4" draw:text-style-name="P2" draw:layer="layout" svg:x1="2.631cm" svg:y1="23.236cm" svg:x2="4.575cm" svg:y2="22.983cm" draw:start-shape="id41" draw:start-glue-point="2" draw:end-shape="id40" draw:end-glue-point="3" svg:d="M2631 23236h972v-253h972" svg:viewBox="0 0 1945 254">
            <text:p/>
          </draw:connector>
          <draw:frame draw:style-name="gr5" draw:text-style-name="P3" draw:layer="layout" svg:width="5.404cm" svg:height="0.962cm" draw:transform="rotate (1.5707963267949) translate (1.674cm 17.046cm)">
            <draw:text-box>
              <text:p>LOOPING level 1</text:p>
            </draw:text-box>
          </draw:frame>
          <draw:custom-shape draw:style-name="gr7" draw:text-style-name="P2" draw:layer="layout" svg:width="2.794cm" svg:height="20.955cm" svg:x="6.267cm" svg:y="3.75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211cm" svg:height="0.962cm" svg:x="6.029cm" svg:y="2.835cm">
            <draw:text-box>
              <text:p>Loop lvl 2</text:p>
            </draw:text-box>
          </draw:frame>
          <draw:custom-shape draw:style-name="gr8" draw:text-style-name="P2" draw:layer="layout" svg:width="2.794cm" svg:height="22.968cm" svg:x="10.067cm" svg:y="3.05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211cm" svg:height="0.962cm" svg:x="9.93cm" svg:y="2.235cm">
            <draw:text-box>
              <text:p>Loop lvl 3</text:p>
            </draw:text-box>
          </draw:frame>
          <draw:frame draw:style-name="gr5" draw:text-style-name="P3" draw:layer="layout" svg:width="2.754cm" svg:height="2.384cm" svg:x="6.588cm" svg:y="7.35cm">
            <draw:text-box>
              <text:p>Prob </text:p>
              <text:p>element</text:p>
              <text:p>filtered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Akbar Hakim</meta:initial-creator>
    <meta:creation-date>2020-10-18T10:00:07.583916448</meta:creation-date>
    <dc:date>2020-10-18T10:29:51.706223954</dc:date>
    <dc:creator>Ali Akbar Hakim</dc:creator>
    <meta:editing-duration>PT7M3S</meta:editing-duration>
    <meta:editing-cycles>2</meta:editing-cycles>
    <meta:generator>LibreOffice/6.0.7.3$Linux_X86_64 LibreOffice_project/00m0$Build-3</meta:generator>
    <meta:document-statistic meta:object-count="95"/>
  </office:meta>
</office:document-meta>
</file>